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Standard">
      <style:text-properties officeooo:rsid="0006c3ea" officeooo:paragraph-rsid="0004738e"/>
    </style:style>
    <style:style style:name="P3" style:family="paragraph" style:parent-style-name="Text_20_body">
      <style:text-properties officeooo:rsid="0006c3ea" officeooo:paragraph-rsid="0004738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09ff5d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0a2b9f"/>
    </style:style>
    <style:style style:name="T1" style:family="text">
      <style:text-properties fo:color="#800080"/>
    </style:style>
    <style:style style:name="T2" style:family="text">
      <style:text-properties officeooo:rsid="0009ff5d"/>
    </style:style>
    <style:style style:name="T3" style:family="text">
      <style:text-properties officeooo:rsid="000a2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ylor McGough</text:p>
      <text:p text:style-name="P1"><text:line-break/>Final Project Portion:</text:p>
      <text:p text:style-name="P1"/>
      <text:p text:style-name="P1">Chat room generation and connections:</text:p>
      <text:p text:style-name="P1">Responsible for interfacing between the chat room generation GUI and the server. If a user either creates or selects a chat room. Whenever a message or chatroom is created, the properly formatted message will be sent from the client to the server, parsed, and then either create a new chatroom or relay the message to all chatroom clients. This message will then be sent to the GUI for each chat client and handled accordingly.</text:p>
      <text:p text:style-name="P1"/>
      <text:p text:style-name="P5">I will be creating <text:span text:style-name="T2">a class </text:span>called <text:span text:style-name="T1">client_message</text:span>. This method is responsible for interfacing with the chatroom selection GUI, as well as the chatGUI, <text:span text:style-name="T2">and the client class. The client_message class will be created when the user has a valid login, and sent an argument of a Qstring for the clients name. Once the class constructor has been called, it will poll the server through the client class for a list of the valid chatrooms and will then launch the chat room selection GUI. This GUI will be responsible for showing the valid chatrooms and give the option to create a new chatroom. </text:span></text:p>
      <text:p text:style-name="P5"><text:span text:style-name="T2"/></text:p>
      <text:p text:style-name="P5"><text:span text:style-name="T2">According to either choice, the client_message class will format a message to include a message ID for either new or existing chatroom join, and will send the message via the client. Once the user has joined the chatroom, it will create a new chatGUI</text:span><text:span text:style-name="T2">. It will establish the correct connections and then move the chatGUI to a new thread. It will then interface between the chatGUI and the client, and format the message correctly between the two. </text:span></text:p>
      <text:p text:style-name="P5"><text:span text:style-name="T2"/></text:p>
      <text:p text:style-name="P5"><text:span text:style-name="T2">In the event that a chatGUI is closed, it will receive the signal and update the server on a new list of users in a chatroom. All of the users will then receive this new list of users in a chatroom, and will send this message to all chatGUI. The chatgui is responsible for </text:span><text:span text:style-name="T3">updating its list of users. In the event of a new user joining a chatroom, the server will again send a message to the users and have each chatroom know which user joined which chatroom and have the chatroom decide if this effects it.</text:span></text:p>
      <text:p text:style-name="P1"/>
      <text:p text:style-name="P1"/>
      <text:p text:style-name="P6"><text:span text:style-name="T3">To verify that my implementation will work correctly, I will simulate a client class, with predetermined responses from either reading or sending messages. I will then simulate a chatGUI with predermined responses to my signals connected to it. I will have the ability to destroy the chatGUI when I decide to determine that client_message correctly handles this signal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22:23:17</meta:creation-date>
    <dc:date>2013-11-14T00:36:24</dc:date>
    <meta:editing-duration>P0D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8" meta:word-count="420" meta:character-count="2410" meta:non-whitespace-character-count="1994"/>
  </office:meta>
</office:document-meta>
</file>